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32.683cm" svg:y="4.834cm">
            <draw:object draw:notify-on-update-of-ranges="Tabelle1.A2:Tabelle1.A9 Tabelle1.C1:Tabelle1.C1 Tabelle1.C2:Tabelle1.C9 Tabelle1.A2:Tabelle1.A9 Tabelle1.E1:Tabelle1.E1 Tabelle1.E2:Tabelle1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5cm" svg:x="15.694cm" svg:y="5.153cm">
            <draw:object draw:notify-on-update-of-ranges="Tabelle1.H2:Tabelle1.H9 Tabelle1.K1:Tabelle1.K1 Tabelle1.K2:Tabe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1/ADC</text:p>
          </table:table-cell>
          <table:table-cell table:number-columns-repeated="2"/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" calcext:value-type="float">
            <text:p>0,96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(3200 * [.B2]) / (2.5- [.B2])" office:value-type="float" office:value="1994.80519480519" calcext:value-type="float">
            <text:p>1.994,81</text:p>
          </table:table-cell>
          <table:table-cell office:value-type="float" office:value="10000" calcext:value-type="float">
            <text:p>10.000,00</text:p>
          </table:table-cell>
          <table:table-cell table:formula="of:=1/[.F2]" office:value-type="float" office:value="0.0001" calcext:value-type="float">
            <text:p>0,0001</text:p>
          </table:table-cell>
          <table:table-cell table:formula="of:=1/[.C2]" office:value-type="float" office:value="0.000244200244200244" calcext:value-type="float">
            <text:p>0,0002442002442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8" calcext:value-type="float">
            <text:p>0,78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(3200 * [.B3]) / (2.5- [.B3])" office:value-type="float" office:value="1451.16279069767" calcext:value-type="float">
            <text:p>1.451,16</text:p>
          </table:table-cell>
          <table:table-cell table:formula="of:= 1/((1/[.E3])-(1/2200))" office:value-type="float" office:value="4263.35403726708" calcext:value-type="float">
            <text:p>4.263,35</text:p>
          </table:table-cell>
          <table:table-cell table:formula="of:=1/[.F3]" office:value-type="float" office:value="0.00023455710955711" calcext:value-type="float">
            <text:p>0,000234557109557</text:p>
          </table:table-cell>
          <table:table-cell table:formula="of:=1/[.C3]" office:value-type="float" office:value="0.000295683027794205" calcext:value-type="float">
            <text:p>0,000295683027794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" calcext:value-type="float">
            <text:p>0,56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(3200 * [.B4]) / (2.5- [.B4])" office:value-type="float" office:value="923.711340206186" calcext:value-type="float">
            <text:p>923,71</text:p>
          </table:table-cell>
          <table:table-cell table:formula="of:= 1/((1/[.E4])-(1/2200))" office:value-type="float" office:value="1592.24555735057" calcext:value-type="float">
            <text:p>1.592,25</text:p>
          </table:table-cell>
          <table:table-cell table:formula="of:=1/[.F4]" office:value-type="float" office:value="0.000628043831168829" calcext:value-type="float">
            <text:p>0,000628043831169</text:p>
          </table:table-cell>
          <table:table-cell table:formula="of:=1/[.C4]" office:value-type="float" office:value="0.000403225806451613" calcext:value-type="float">
            <text:p>0,000403225806452</text:p>
          </table:table-cell>
          <table:table-cell table:number-columns-repeated="2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3200 * [.B5]) / (2.5- [.B5])" office:value-type="float" office:value="419.909502262443" calcext:value-type="float">
            <text:p>419,91</text:p>
          </table:table-cell>
          <table:table-cell table:formula="of:= 1/((1/[.E5])-(1/2200))" office:value-type="float" office:value="518.962887646162" calcext:value-type="float">
            <text:p>518,96</text:p>
          </table:table-cell>
          <table:table-cell table:formula="of:=1/[.F5]" office:value-type="float" office:value="0.00192692006269592" calcext:value-type="float">
            <text:p>0,001926920062696</text:p>
          </table:table-cell>
          <table:table-cell table:formula="of:=1/[.C5]" office:value-type="float" office:value="0.000728332119446468" calcext:value-type="float">
            <text:p>0,000728332119446</text:p>
          </table:table-cell>
          <table:table-cell table:number-columns-repeated="2"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23" calcext:value-type="float">
            <text:p>0,23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3200 * [.B6]) / (2.5- [.B6])" office:value-type="float" office:value="324.229074889868" calcext:value-type="float">
            <text:p>324,23</text:p>
          </table:table-cell>
          <table:table-cell table:formula="of:= 1/((1/[.E6])-(1/2200))" office:value-type="float" office:value="380.272428370127" calcext:value-type="float">
            <text:p>380,27</text:p>
          </table:table-cell>
          <table:table-cell table:formula="of:=1/[.F6]" office:value-type="float" office:value="0.00262969367588933" calcext:value-type="float">
            <text:p>0,002629693675889</text:p>
          </table:table-cell>
          <table:table-cell table:formula="of:=1/[.C6]" office:value-type="float" office:value="0.000868055555555556" calcext:value-type="float">
            <text:p>0,000868055555556</text:p>
          </table:table-cell>
          <table:table-cell table:number-columns-repeated="2"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21" calcext:value-type="float">
            <text:p>0,2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(3200 * [.B7]) / (2.5- [.B7])" office:value-type="float" office:value="293.449781659389" calcext:value-type="float">
            <text:p>293,45</text:p>
          </table:table-cell>
          <table:table-cell table:formula="of:= 1/((1/[.E7])-(1/2200))" office:value-type="float" office:value="338.616582684379" calcext:value-type="float">
            <text:p>338,62</text:p>
          </table:table-cell>
          <table:table-cell table:formula="of:=1/[.F7]" office:value-type="float" office:value="0.00295319264069264" calcext:value-type="float">
            <text:p>0,002953192640693</text:p>
          </table:table-cell>
          <table:table-cell table:formula="of:=1/[.C7]" office:value-type="float" office:value="0.000969932104752667" calcext:value-type="float">
            <text:p>0,000969932104753</text:p>
          </table:table-cell>
          <table:table-cell table:number-columns-repeated="2"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19" calcext:value-type="float">
            <text:p>0,19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(3200 * [.B8]) / (2.5- [.B8])" office:value-type="float" office:value="263.203463203463" calcext:value-type="float">
            <text:p>263,20</text:p>
          </table:table-cell>
          <table:table-cell table:formula="of:= 1/((1/[.E8])-(1/2200))" office:value-type="float" office:value="298.971837282074" calcext:value-type="float">
            <text:p>298,97</text:p>
          </table:table-cell>
          <table:table-cell table:formula="of:=1/[.F8]" office:value-type="float" office:value="0.00334479665071771" calcext:value-type="float">
            <text:p>0,003344796650718</text:p>
          </table:table-cell>
          <table:table-cell table:formula="of:=1/[.C8]" office:value-type="float" office:value="0.00104058272632674" calcext:value-type="float">
            <text:p>0,001040582726327</text:p>
          </table:table-cell>
          <table:table-cell table:number-columns-repeated="2"/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8" calcext:value-type="float">
            <text:p>0,18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(3200 * [.B9]) / (2.5- [.B9])" office:value-type="float" office:value="248.275862068966" calcext:value-type="float">
            <text:p>248,28</text:p>
          </table:table-cell>
          <table:table-cell table:formula="of:= 1/((1/[.E9])-(1/2200))" office:value-type="float" office:value="279.858657243816" calcext:value-type="float">
            <text:p>279,86</text:p>
          </table:table-cell>
          <table:table-cell table:formula="of:=1/[.F9]" office:value-type="float" office:value="0.00357323232323233" calcext:value-type="float">
            <text:p>0,003573232323232</text:p>
          </table:table-cell>
          <table:table-cell table:formula="of:=1/[.C9]" office:value-type="float" office:value="0.00107411385606874" calcext:value-type="float">
            <text:p>0,001074113856069</text:p>
          </table:table-cell>
          <table:table-cell table:number-columns-repeated="2"/>
          <table:table-cell office:value-type="float" office:value="2050" calcext:value-type="float">
            <text:p>2050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>
        <table:shapes>
          <draw:frame draw:z-index="0" draw:style-name="gr1" draw:text-style-name="P1" svg:width="15.997cm" svg:height="9.005cm" svg:x="34.61cm" svg:y="0.372cm">
            <draw:object draw:notify-on-update-of-ranges="Tabelle2.D2:Tabelle2.D20 Tabelle2.F1:Tabelle2.F1 Tabelle2.F2:Tabelle2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7.759cm" svg:y="10.173cm">
            <draw:object draw:notify-on-update-of-ranges="Tabelle2.C2:Tabelle2.C20 Tabelle2.F1:Tabelle2.F1 Tabelle2.F2:Tabelle2.F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7cm" svg:height="9.004cm" svg:x="17.814cm" svg:y="0.08cm">
            <draw:object draw:notify-on-update-of-ranges="Tabelle2.D2:Tabelle2.D20 Tabelle2.E1:Tabelle2.E1 Tabelle2.E2:Tabelle2.E20 Tabelle2.D2:Tabelle2.D20 Tabelle2.F1:Tabelle2.F1 Tabelle2.F2:Tabelle2.F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-ADC</text:p>
          </table:table-cell>
          <table:table-cell office:value-type="string" calcext:value-type="string">
            <text:p>f (kHz)</text:p>
          </table:table-cell>
          <table:table-cell office:value-type="string" calcext:value-type="string">
            <text:p>l(f)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if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585" calcext:value-type="float">
            <text:p>3585</text:p>
          </table:table-cell>
          <table:table-cell table:formula="of:=4096-[.B2]" office:value-type="float" office:value="511" calcext:value-type="float">
            <text:p>511</text:p>
          </table:table-cell>
          <table:table-cell office:value-type="float" office:value="2.04" calcext:value-type="float">
            <text:p>2,04</text:p>
          </table:table-cell>
          <table:table-cell table:formula="of:=[.$E$24]*POWER([.$E$25];[.D2])+[.$E$26]" office:value-type="float" office:value="166.000803913105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formula="of:=ABS([.F2]-[.E2])" office:value-type="float" office:value="0.0008039131053863" calcext:value-type="float">
            <text:p>0,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24" calcext:value-type="float">
            <text:p>2824</text:p>
          </table:table-cell>
          <table:table-cell table:formula="of:=4096-[.B3]" office:value-type="float" office:value="1272" calcext:value-type="float">
            <text:p>1272</text:p>
          </table:table-cell>
          <table:table-cell office:value-type="float" office:value="2.6" calcext:value-type="float">
            <text:p>2,60</text:p>
          </table:table-cell>
          <table:table-cell table:formula="of:=[.$E$24]*POWER([.$E$25];[.D3])+[.$E$26]" office:value-type="float" office:value="270.786311792414" calcext:value-type="float">
            <text:p>271</text:p>
          </table:table-cell>
          <table:table-cell office:value-type="float" office:value="241" calcext:value-type="float">
            <text:p>241</text:p>
          </table:table-cell>
          <table:table-cell table:formula="of:=ABS([.F3]-[.E3])" office:value-type="float" office:value="29.7863117924143" calcext:value-type="float">
            <text:p>29,7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42" calcext:value-type="float">
            <text:p>2042</text:p>
          </table:table-cell>
          <table:table-cell table:formula="of:=4096-[.B4]" office:value-type="float" office:value="2054" calcext:value-type="float">
            <text:p>2054</text:p>
          </table:table-cell>
          <table:table-cell office:value-type="float" office:value="3.11" calcext:value-type="float">
            <text:p>3,11</text:p>
          </table:table-cell>
          <table:table-cell table:formula="of:=[.$E$24]*POWER([.$E$25];[.D4])+[.$E$26]" office:value-type="float" office:value="397.848825014848" calcext:value-type="float">
            <text:p>398</text:p>
          </table:table-cell>
          <table:table-cell office:value-type="float" office:value="364" calcext:value-type="float">
            <text:p>364</text:p>
          </table:table-cell>
          <table:table-cell table:formula="of:=ABS([.F4]-[.E4])" office:value-type="float" office:value="33.8488250148483" calcext:value-type="float">
            <text:p>33,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92" calcext:value-type="float">
            <text:p>1392</text:p>
          </table:table-cell>
          <table:table-cell table:formula="of:=4096-[.B5]" office:value-type="float" office:value="2704" calcext:value-type="float">
            <text:p>2704</text:p>
          </table:table-cell>
          <table:table-cell office:value-type="float" office:value="3.52" calcext:value-type="float">
            <text:p>3,52</text:p>
          </table:table-cell>
          <table:table-cell table:formula="of:=[.$E$24]*POWER([.$E$25];[.D5])+[.$E$26]" office:value-type="float" office:value="528.434613381949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table:formula="of:=ABS([.F5]-[.E5])" office:value-type="float" office:value="22.4346133819488" calcext:value-type="float">
            <text:p>22,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80" calcext:value-type="float">
            <text:p>1180</text:p>
          </table:table-cell>
          <table:table-cell table:formula="of:=4096-[.B6]" office:value-type="float" office:value="2916" calcext:value-type="float">
            <text:p>2916</text:p>
          </table:table-cell>
          <table:table-cell office:value-type="float" office:value="3.78" calcext:value-type="float">
            <text:p>3,78</text:p>
          </table:table-cell>
          <table:table-cell table:formula="of:=[.$E$24]*POWER([.$E$25];[.D6])+[.$E$26]" office:value-type="float" office:value="627.424487831589" calcext:value-type="float">
            <text:p>627</text:p>
          </table:table-cell>
          <table:table-cell office:value-type="float" office:value="601" calcext:value-type="float">
            <text:p>601</text:p>
          </table:table-cell>
          <table:table-cell table:formula="of:=ABS([.F6]-[.E6])" office:value-type="float" office:value="26.4244878315891" calcext:value-type="float">
            <text:p>26,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table:formula="of:=4096-[.B7]" office:value-type="float" office:value="3016" calcext:value-type="float">
            <text:p>3016</text:p>
          </table:table-cell>
          <table:table-cell office:value-type="float" office:value="4.09" calcext:value-type="float">
            <text:p>4,09</text:p>
          </table:table-cell>
          <table:table-cell table:formula="of:=[.$E$24]*POWER([.$E$25];[.D7])+[.$E$26]" office:value-type="float" office:value="764.99000253054" calcext:value-type="float">
            <text:p>765</text:p>
          </table:table-cell>
          <table:table-cell office:value-type="float" office:value="748" calcext:value-type="float">
            <text:p>748</text:p>
          </table:table-cell>
          <table:table-cell table:formula="of:=ABS([.F7]-[.E7])" office:value-type="float" office:value="16.9900025305404" calcext:value-type="float">
            <text:p>16,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3" calcext:value-type="float">
            <text:p>1043</text:p>
          </table:table-cell>
          <table:table-cell table:formula="of:=4096-[.B8]" office:value-type="float" office:value="3053" calcext:value-type="float">
            <text:p>3053</text:p>
          </table:table-cell>
          <table:table-cell office:value-type="float" office:value="4.28" calcext:value-type="float">
            <text:p>4,28</text:p>
          </table:table-cell>
          <table:table-cell table:formula="of:=[.$E$24]*POWER([.$E$25];[.D8])+[.$E$26]" office:value-type="float" office:value="861.332802429949" calcext:value-type="float">
            <text:p>861</text:p>
          </table:table-cell>
          <table:table-cell office:value-type="float" office:value="852" calcext:value-type="float">
            <text:p>852</text:p>
          </table:table-cell>
          <table:table-cell table:formula="of:=ABS([.F8]-[.E8])" office:value-type="float" office:value="9.33280242994931" calcext:value-type="float">
            <text:p>9,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8" calcext:value-type="float">
            <text:p>1018</text:p>
          </table:table-cell>
          <table:table-cell table:formula="of:=4096-[.B9]" office:value-type="float" office:value="3078" calcext:value-type="float">
            <text:p>3078</text:p>
          </table:table-cell>
          <table:table-cell office:value-type="float" office:value="4.41" calcext:value-type="float">
            <text:p>4,41</text:p>
          </table:table-cell>
          <table:table-cell table:formula="of:=[.$E$24]*POWER([.$E$25];[.D9])+[.$E$26]" office:value-type="float" office:value="933.141372418904" calcext:value-type="float">
            <text:p>933</text:p>
          </table:table-cell>
          <table:table-cell office:value-type="float" office:value="928" calcext:value-type="float">
            <text:p>928</text:p>
          </table:table-cell>
          <table:table-cell table:formula="of:=ABS([.F9]-[.E9])" office:value-type="float" office:value="5.14137241890353" calcext:value-type="float">
            <text:p>5,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94" calcext:value-type="float">
            <text:p>994</text:p>
          </table:table-cell>
          <table:table-cell table:formula="of:=4096-[.B10]" office:value-type="float" office:value="3102" calcext:value-type="float">
            <text:p>3102</text:p>
          </table:table-cell>
          <table:table-cell office:value-type="float" office:value="4.62" calcext:value-type="float">
            <text:p>4,62</text:p>
          </table:table-cell>
          <table:table-cell table:formula="of:=[.$E$24]*POWER([.$E$25];[.D10])+[.$E$26]" office:value-type="float" office:value="1060.25442839807" calcext:value-type="float">
            <text:p>1.060</text:p>
          </table:table-cell>
          <table:table-cell office:value-type="float" office:value="1050" calcext:value-type="float">
            <text:p>1050</text:p>
          </table:table-cell>
          <table:table-cell table:formula="of:=ABS([.F10]-[.E10])" office:value-type="float" office:value="10.2544283980699" calcext:value-type="float">
            <text:p>10,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9" calcext:value-type="float">
            <text:p>979</text:p>
          </table:table-cell>
          <table:table-cell table:formula="of:=4096-[.B11]" office:value-type="float" office:value="3117" calcext:value-type="float">
            <text:p>3117</text:p>
          </table:table-cell>
          <table:table-cell office:value-type="float" office:value="4.72" calcext:value-type="float">
            <text:p>4,72</text:p>
          </table:table-cell>
          <table:table-cell table:formula="of:=[.$E$24]*POWER([.$E$25];[.D11])+[.$E$26]" office:value-type="float" office:value="1126.00446292838" calcext:value-type="float">
            <text:p>1.126</text:p>
          </table:table-cell>
          <table:table-cell office:value-type="float" office:value="1126" calcext:value-type="float">
            <text:p>1126</text:p>
          </table:table-cell>
          <table:table-cell table:formula="of:=ABS([.F11]-[.E11])" office:value-type="float" office:value="0.00446292837614237" calcext:value-type="float">
            <text:p>0,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1" calcext:value-type="float">
            <text:p>961</text:p>
          </table:table-cell>
          <table:table-cell table:formula="of:=4096-[.B12]" office:value-type="float" office:value="3135" calcext:value-type="float">
            <text:p>3135</text:p>
          </table:table-cell>
          <table:table-cell office:value-type="float" office:value="4.9" calcext:value-type="float">
            <text:p>4,90</text:p>
          </table:table-cell>
          <table:table-cell table:formula="of:=[.$E$24]*POWER([.$E$25];[.D12])+[.$E$26]" office:value-type="float" office:value="1253.61715112992" calcext:value-type="float">
            <text:p>1.254</text:p>
          </table:table-cell>
          <table:table-cell office:value-type="float" office:value="1243" calcext:value-type="float">
            <text:p>1243</text:p>
          </table:table-cell>
          <table:table-cell table:formula="of:=ABS([.F12]-[.E12])" office:value-type="float" office:value="10.6171511299208" calcext:value-type="float">
            <text:p>10,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9" calcext:value-type="float">
            <text:p>949</text:p>
          </table:table-cell>
          <table:table-cell table:formula="of:=4096-[.B13]" office:value-type="float" office:value="3147" calcext:value-type="float">
            <text:p>3147</text:p>
          </table:table-cell>
          <table:table-cell office:value-type="float" office:value="5.05" calcext:value-type="float">
            <text:p>5,05</text:p>
          </table:table-cell>
          <table:table-cell table:formula="of:=[.$E$24]*POWER([.$E$25];[.D13])+[.$E$26]" office:value-type="float" office:value="1369.7868528728" calcext:value-type="float">
            <text:p>1.370</text:p>
          </table:table-cell>
          <table:table-cell office:value-type="float" office:value="1359" calcext:value-type="float">
            <text:p>1359</text:p>
          </table:table-cell>
          <table:table-cell table:formula="of:=ABS([.F13]-[.E13])" office:value-type="float" office:value="10.7868528727975" calcext:value-type="float">
            <text:p>10,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7" calcext:value-type="float">
            <text:p>937</text:p>
          </table:table-cell>
          <table:table-cell table:formula="of:=4096-[.B14]" office:value-type="float" office:value="3159" calcext:value-type="float">
            <text:p>3159</text:p>
          </table:table-cell>
          <table:table-cell office:value-type="float" office:value="5.2" calcext:value-type="float">
            <text:p>5,20</text:p>
          </table:table-cell>
          <table:table-cell table:formula="of:=[.$E$24]*POWER([.$E$25];[.D14])+[.$E$26]" office:value-type="float" office:value="1495.68834033108" calcext:value-type="float">
            <text:p>1.496</text:p>
          </table:table-cell>
          <table:table-cell office:value-type="float" office:value="1486" calcext:value-type="float">
            <text:p>1486</text:p>
          </table:table-cell>
          <table:table-cell table:formula="of:=ABS([.F14]-[.E14])" office:value-type="float" office:value="9.68834033107851" calcext:value-type="float">
            <text:p>9,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6" calcext:value-type="float">
            <text:p>926</text:p>
          </table:table-cell>
          <table:table-cell table:formula="of:=4096-[.B15]" office:value-type="float" office:value="3170" calcext:value-type="float">
            <text:p>3170</text:p>
          </table:table-cell>
          <table:table-cell office:value-type="float" office:value="5.33" calcext:value-type="float">
            <text:p>5,33</text:p>
          </table:table-cell>
          <table:table-cell table:formula="of:=[.$E$24]*POWER([.$E$25];[.D15])+[.$E$26]" office:value-type="float" office:value="1613.30330892351" calcext:value-type="float">
            <text:p>1.613</text:p>
          </table:table-cell>
          <table:table-cell office:value-type="float" office:value="1594" calcext:value-type="float">
            <text:p>1594</text:p>
          </table:table-cell>
          <table:table-cell table:formula="of:=ABS([.F15]-[.E15])" office:value-type="float" office:value="19.3033089235089" calcext:value-type="float">
            <text:p>19,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" calcext:value-type="float">
            <text:p>920</text:p>
          </table:table-cell>
          <table:table-cell table:formula="of:=4096-[.B16]" office:value-type="float" office:value="3176" calcext:value-type="float">
            <text:p>3176</text:p>
          </table:table-cell>
          <table:table-cell office:value-type="float" office:value="5.43" calcext:value-type="float">
            <text:p>5,43</text:p>
          </table:table-cell>
          <table:table-cell table:formula="of:=[.$E$24]*POWER([.$E$25];[.D16])+[.$E$26]" office:value-type="float" office:value="1709.52414418373" calcext:value-type="float">
            <text:p>1.710</text:p>
          </table:table-cell>
          <table:table-cell office:value-type="float" office:value="1688" calcext:value-type="float">
            <text:p>1688</text:p>
          </table:table-cell>
          <table:table-cell table:formula="of:=ABS([.F16]-[.E16])" office:value-type="float" office:value="21.5241441837327" calcext:value-type="float">
            <text:p>21,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15" calcext:value-type="float">
            <text:p>915</text:p>
          </table:table-cell>
          <table:table-cell table:formula="of:=4096-[.B17]" office:value-type="float" office:value="3181" calcext:value-type="float">
            <text:p>3181</text:p>
          </table:table-cell>
          <table:table-cell office:value-type="float" office:value="5.49" calcext:value-type="float">
            <text:p>5,49</text:p>
          </table:table-cell>
          <table:table-cell table:formula="of:=[.$E$24]*POWER([.$E$25];[.D17])+[.$E$26]" office:value-type="float" office:value="1769.78296865195" calcext:value-type="float">
            <text:p>1.770</text:p>
          </table:table-cell>
          <table:table-cell office:value-type="float" office:value="1748" calcext:value-type="float">
            <text:p>1748</text:p>
          </table:table-cell>
          <table:table-cell table:formula="of:=ABS([.F17]-[.E17])" office:value-type="float" office:value="21.7829686519519" calcext:value-type="float">
            <text:p>21,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09" calcext:value-type="float">
            <text:p>909</text:p>
          </table:table-cell>
          <table:table-cell table:formula="of:=4096-[.B18]" office:value-type="float" office:value="3187" calcext:value-type="float">
            <text:p>3187</text:p>
          </table:table-cell>
          <table:table-cell office:value-type="float" office:value="5.58" calcext:value-type="float">
            <text:p>5,58</text:p>
          </table:table-cell>
          <table:table-cell table:formula="of:=[.$E$24]*POWER([.$E$25];[.D18])+[.$E$26]" office:value-type="float" office:value="1863.88615507426" calcext:value-type="float">
            <text:p>1.864</text:p>
          </table:table-cell>
          <table:table-cell office:value-type="float" office:value="1832" calcext:value-type="float">
            <text:p>1832</text:p>
          </table:table-cell>
          <table:table-cell table:formula="of:=ABS([.F18]-[.E18])" office:value-type="float" office:value="31.8861550742567" calcext:value-type="float">
            <text:p>31,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00" calcext:value-type="float">
            <text:p>900</text:p>
          </table:table-cell>
          <table:table-cell table:formula="of:=4096-[.B19]" office:value-type="float" office:value="3196" calcext:value-type="float">
            <text:p>3196</text:p>
          </table:table-cell>
          <table:table-cell office:value-type="float" office:value="5.7" calcext:value-type="float">
            <text:p>5,70</text:p>
          </table:table-cell>
          <table:table-cell table:formula="of:=[.$E$24]*POWER([.$E$25];[.D19])+[.$E$26]" office:value-type="float" office:value="1996.63551817921" calcext:value-type="float">
            <text:p>1.997</text:p>
          </table:table-cell>
          <table:table-cell office:value-type="float" office:value="1970" calcext:value-type="float">
            <text:p>1970</text:p>
          </table:table-cell>
          <table:table-cell table:formula="of:=ABS([.F19]-[.E19])" office:value-type="float" office:value="26.6355181792067" calcext:value-type="float">
            <text:p>26,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96" calcext:value-type="float">
            <text:p>896</text:p>
          </table:table-cell>
          <table:table-cell table:formula="of:=4096-[.B20]" office:value-type="float" office:value="3200" calcext:value-type="float">
            <text:p>3200</text:p>
          </table:table-cell>
          <table:table-cell office:value-type="float" office:value="5.78" calcext:value-type="float">
            <text:p>5,78</text:p>
          </table:table-cell>
          <table:table-cell table:formula="of:=[.$E$24]*POWER([.$E$25];[.D20])+[.$E$26]" office:value-type="float" office:value="2090.00211745057" calcext:value-type="float">
            <text:p>2.090</text:p>
          </table:table-cell>
          <table:table-cell office:value-type="float" office:value="2090" calcext:value-type="float">
            <text:p>2090</text:p>
          </table:table-cell>
          <table:table-cell table:formula="of:=ABS([.F20]-[.E20])" office:value-type="float" office:value="0.0021174505682211" calcext:value-type="float">
            <text:p>0,00</text:p>
          </table:table-cell>
        </table:table-row>
        <table:table-row table:style-name="ro1">
          <table:table-cell table:number-columns-repeated="3"/>
          <table:table-cell office:value-type="float" office:value="1.426" calcext:value-type="float">
            <text:p>1,43</text:p>
          </table:table-cell>
          <table:table-cell table:formula="of:=[.$E$24]*POWER([.$E$25];[.D21])+[.$E$26]" office:value-type="float" office:value="82.0766430387806" calcext:value-type="float">
            <text:p>8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float" office:value="100.158" calcext:value-type="float">
            <text:p>100,16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float" office:value="1.7097" calcext:value-type="float">
            <text:p>1,71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-133.117" calcext:value-type="float">
            <text:p>-133</text:p>
          </table:table-cell>
          <table:table-cell table:style-name="ce5"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shapes>
          <draw:frame draw:z-index="0" draw:style-name="gr1" draw:text-style-name="P1" svg:width="15.999cm" svg:height="8.999cm" svg:x="15.492cm" svg:y="0.844cm">
            <draw:object draw:notify-on-update-of-ranges="Sheet3.A2:Sheet3.A16 Sheet3.B1:Sheet3.B1 Sheet3.B2:Sheet3.B16 Sheet3.A2:Sheet3.A16 Sheet3.C1:Sheet3.C1 Sheet3.C2:Sheet3.C1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l(f)</text:p>
          </table:table-cell>
          <table:table-cell table:style-name="ce1" office:value-type="string" calcext:value-type="string">
            <text:p>dif</text:p>
          </table:table-cell>
          <table:table-cell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table:formula="of:=[.$E$24]*POWER([.$E$25];[.A2])+[.$E$26]" office:value-type="float" office:value="-0.205807176926271" calcext:value-type="float">
            <text:p>0</text:p>
          </table:table-cell>
          <table:table-cell table:style-name="ce1" table:formula="of:=ABS([.C2]-[.B2])" office:value-type="float" office:value="0.205807176926271" calcext:value-type="float">
            <text:p>0,21</text:p>
          </table:table-cell>
          <table:table-cell/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63" calcext:value-type="float">
            <text:p>63</text:p>
          </table:table-cell>
          <table:table-cell table:formula="of:=[.$E$24]*POWER([.$E$25];[.A3])+[.$E$26]" office:value-type="float" office:value="56.2188261409767" calcext:value-type="float">
            <text:p>56</text:p>
          </table:table-cell>
          <table:table-cell table:style-name="ce1" table:formula="of:=ABS([.C3]-[.B3])" office:value-type="float" office:value="6.78117385902326" calcext:value-type="float">
            <text:p>6,78</text:p>
          </table:table-cell>
          <table:table-cell/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90" calcext:value-type="float">
            <text:p>90</text:p>
          </table:table-cell>
          <table:table-cell table:formula="of:=[.$E$24]*POWER([.$E$25];[.A4])+[.$E$26]" office:value-type="float" office:value="79.0661555415918" calcext:value-type="float">
            <text:p>79</text:p>
          </table:table-cell>
          <table:table-cell table:style-name="ce1" table:formula="of:=ABS([.C4]-[.B4])" office:value-type="float" office:value="10.9338444584082" calcext:value-type="float">
            <text:p>10,93</text:p>
          </table:table-cell>
          <table:table-cell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154" calcext:value-type="float">
            <text:p>154</text:p>
          </table:table-cell>
          <table:table-cell table:formula="of:=[.$E$24]*POWER([.$E$25];[.A5])+[.$E$26]" office:value-type="float" office:value="131.312584329983" calcext:value-type="float">
            <text:p>131</text:p>
          </table:table-cell>
          <table:table-cell table:style-name="ce1" table:formula="of:=ABS([.C5]-[.B5])" office:value-type="float" office:value="22.6874156700173" calcext:value-type="float">
            <text:p>22,69</text:p>
          </table:table-cell>
          <table:table-cell/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235" calcext:value-type="float">
            <text:p>235</text:p>
          </table:table-cell>
          <table:table-cell table:formula="of:=[.$E$24]*POWER([.$E$25];[.A6])+[.$E$26]" office:value-type="float" office:value="199.062783918296" calcext:value-type="float">
            <text:p>199</text:p>
          </table:table-cell>
          <table:table-cell table:style-name="ce1" table:formula="of:=ABS([.C6]-[.B6])" office:value-type="float" office:value="35.9372160817036" calcext:value-type="float">
            <text:p>35,94</text:p>
          </table:table-cell>
          <table:table-cell/>
        </table:table-row>
        <table:table-row table:style-name="ro1">
          <table:table-cell office:value-type="float" office:value="3.52" calcext:value-type="float">
            <text:p>3,52</text:p>
          </table:table-cell>
          <table:table-cell office:value-type="float" office:value="330" calcext:value-type="float">
            <text:p>330</text:p>
          </table:table-cell>
          <table:table-cell table:formula="of:=[.$E$24]*POWER([.$E$25];[.A7])+[.$E$26]" office:value-type="float" office:value="280.019883111385" calcext:value-type="float">
            <text:p>280</text:p>
          </table:table-cell>
          <table:table-cell table:style-name="ce1" table:formula="of:=ABS([.C7]-[.B7])" office:value-type="float" office:value="49.9801168886151" calcext:value-type="float">
            <text:p>49,98</text:p>
          </table:table-cell>
          <table:table-cell/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442" calcext:value-type="float">
            <text:p>442</text:p>
          </table:table-cell>
          <table:table-cell table:formula="of:=[.$E$24]*POWER([.$E$25];[.A8])+[.$E$26]" office:value-type="float" office:value="386.024546279474" calcext:value-type="float">
            <text:p>386</text:p>
          </table:table-cell>
          <table:table-cell table:style-name="ce1" table:formula="of:=ABS([.C8]-[.B8])" office:value-type="float" office:value="55.9754537205263" calcext:value-type="float">
            <text:p>55,98</text:p>
          </table:table-cell>
          <table:table-cell/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565" calcext:value-type="float">
            <text:p>565</text:p>
          </table:table-cell>
          <table:table-cell table:formula="of:=[.$E$24]*POWER([.$E$25];[.A9])+[.$E$26]" office:value-type="float" office:value="525.585008524454" calcext:value-type="float">
            <text:p>526</text:p>
          </table:table-cell>
          <table:table-cell table:style-name="ce1" table:formula="of:=ABS([.C9]-[.B9])" office:value-type="float" office:value="39.414991475546" calcext:value-type="float">
            <text:p>39,41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740" calcext:value-type="float">
            <text:p>740</text:p>
          </table:table-cell>
          <table:table-cell table:formula="of:=[.$E$24]*POWER([.$E$25];[.A10])+[.$E$26]" office:value-type="float" office:value="720.149744590805" calcext:value-type="float">
            <text:p>720</text:p>
          </table:table-cell>
          <table:table-cell table:style-name="ce1" table:formula="of:=ABS([.C10]-[.B10])" office:value-type="float" office:value="19.8502554091946" calcext:value-type="float">
            <text:p>19,85</text:p>
          </table:table-cell>
          <table:table-cell/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880" calcext:value-type="float">
            <text:p>880</text:p>
          </table:table-cell>
          <table:table-cell table:formula="of:=[.$E$24]*POWER([.$E$25];[.A11])+[.$E$26]" office:value-type="float" office:value="870.805207104897" calcext:value-type="float">
            <text:p>871</text:p>
          </table:table-cell>
          <table:table-cell table:style-name="ce1" table:formula="of:=ABS([.C11]-[.B11])" office:value-type="float" office:value="9.19479289510321" calcext:value-type="float">
            <text:p>9,19</text:p>
          </table:table-cell>
          <table:table-cell/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1026" calcext:value-type="float">
            <text:p>1026</text:p>
          </table:table-cell>
          <table:table-cell table:formula="of:=[.$E$24]*POWER([.$E$25];[.A12])+[.$E$26]" office:value-type="float" office:value="1042.33056559975" calcext:value-type="float">
            <text:p>1.042</text:p>
          </table:table-cell>
          <table:table-cell table:style-name="ce1" table:formula="of:=ABS([.C12]-[.B12])" office:value-type="float" office:value="16.3305655997508" calcext:value-type="float">
            <text:p>16,33</text:p>
          </table:table-cell>
          <table:table-cell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250" calcext:value-type="float">
            <text:p>1250</text:p>
          </table:table-cell>
          <table:table-cell table:formula="of:=[.$E$24]*POWER([.$E$25];[.A13])+[.$E$26]" office:value-type="float" office:value="1310.69195967994" calcext:value-type="float">
            <text:p>1.311</text:p>
          </table:table-cell>
          <table:table-cell table:style-name="ce1" table:formula="of:=ABS([.C13]-[.B13])" office:value-type="float" office:value="60.6919596799442" calcext:value-type="float">
            <text:p>60,69</text:p>
          </table:table-cell>
          <table:table-cell/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1488" calcext:value-type="float">
            <text:p>1488</text:p>
          </table:table-cell>
          <table:table-cell table:formula="of:=[.$E$24]*POWER([.$E$25];[.A14])+[.$E$26]" office:value-type="float" office:value="1510.85496030231" calcext:value-type="float">
            <text:p>1.511</text:p>
          </table:table-cell>
          <table:table-cell table:style-name="ce1" table:formula="of:=ABS([.C14]-[.B14])" office:value-type="float" office:value="22.8549603023059" calcext:value-type="float">
            <text:p>22,85</text:p>
          </table:table-cell>
          <table:table-cell/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708" calcext:value-type="float">
            <text:p>1708</text:p>
          </table:table-cell>
          <table:table-cell table:formula="of:=[.$E$24]*POWER([.$E$25];[.A15])+[.$E$26]" office:value-type="float" office:value="1717.41692242709" calcext:value-type="float">
            <text:p>1.717</text:p>
          </table:table-cell>
          <table:table-cell table:style-name="ce1" table:formula="of:=ABS([.C15]-[.B15])" office:value-type="float" office:value="9.41692242708905" calcext:value-type="float">
            <text:p>9,42</text:p>
          </table:table-cell>
          <table:table-cell/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1880" calcext:value-type="float">
            <text:p>1880</text:p>
          </table:table-cell>
          <table:table-cell table:formula="of:=[.$E$24]*POWER([.$E$25];[.A16])+[.$E$26]" office:value-type="float" office:value="1818.83315951365" calcext:value-type="float">
            <text:p>1.819</text:p>
          </table:table-cell>
          <table:table-cell table:style-name="ce1" table:formula="of:=ABS([.C16]-[.B16])" office:value-type="float" office:value="61.1668404863499" calcext:value-type="float">
            <text:p>61,17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1" office:value-type="float" office:value="44.93" calcext:value-type="float">
            <text:p>44,9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1" office:value-type="float" office:value="1.83" calcext:value-type="float">
            <text:p>1,83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5" office:value-type="float" office:value="-97" calcext:value-type="float">
            <text:p>-97</text:p>
          </table:table-cell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.00.0000</text:date>, <text:time style:data-style-name="N2" text:time-value="13:23:33.5626878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10-29T21:05:58.183794425</dc:date>
    <meta:editing-duration>P7DT5M57S</meta:editing-duration>
    <meta:editing-cycles>8</meta:editing-cycles>
    <meta:generator>LibreOffice/6.4.7.2$Linux_X86_64 LibreOffice_project/40$Build-2</meta:generator>
    <meta:document-statistic meta:table-count="3" meta:cell-count="290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1.H2:Tabelle1.H9 Tabelle1.K1:Tabelle1.K9" chart:data-source-has-labels="row" svg:x="0.319cm" svg:y="0.18cm" svg:width="13.46cm" svg:height="8.646cm">
          <chartooo:coordinate-region svg:x="1.311cm" svg:y="0.379cm" svg:width="11.9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2:Tabelle1.K9" chart:label-cell-address="Tabelle1.K1:Tabelle1.K1" chart:class="chart:scatter">
            <chart:domain table:cell-range-address="Tabelle1.H2:Tabelle1.H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Lux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200244200244">
                <text:p>0.000244200244200244</text:p>
                <draw:g>
                  <svg:desc>Tabelle1.H2:Tabelle1.H9</svg:desc>
                </draw:g>
              </table:table-cell>
              <table:table-cell office:value-type="float" office:value="137">
                <text:p>137</text:p>
                <draw:g>
                  <svg:desc>Tabelle1.K2:Tabelle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5683027794205">
                <text:p>0.000295683027794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3225806451613">
                <text:p>0.0004032258064516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28332119446468">
                <text:p>0.00072833211944646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9932104752667">
                <text:p>0.000969932104752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411385606874">
                <text:p>0.00107411385606874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2.D2:Tabelle2.D20 Tabelle2.F1:Tabelle2.F20" chart:data-source-has-labels="row" svg:x="0.319cm" svg:y="0.18cm" svg:width="13.46cm" svg:height="8.646cm">
          <chartooo:coordinate-region svg:x="1.311cm" svg:y="0.379cm" svg:width="12.13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F2:Tabelle2.F20" chart:label-cell-address="Tabelle2.F1:Tabelle2.F1" chart:class="chart:scatter">
            <chart:domain table:cell-range-address="Tabelle2.D2:Tabelle2.D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cm" svg:y="3.954cm" style:legend-expansion="high" chart:style-name="ch2"/>
        <chart:plot-area chart:style-name="ch3" table:cell-range-address="Tabelle1.A2:Tabelle1.A9 Tabelle1.C1:Tabelle1.C9 Tabelle1.E1:Tabelle1.E9" chart:data-source-has-labels="row" svg:x="0.319cm" svg:y="0.18cm" svg:width="13.302cm" svg:height="8.645cm">
          <chartooo:coordinate-region svg:x="1.311cm" svg:y="0.379cm" svg:width="11.93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9" chart:label-cell-address="Tabelle1.C1:Tabelle1.C1" chart:class="chart:scatter">
            <chart:domain table:cell-range-address="Tabelle1.A2:Tabelle1.A9"/>
            <chart:data-point chart:repeated="8"/>
          </chart:series>
          <chart:series chart:style-name="ch8" chart:values-cell-range-address="Tabelle1.E2:Tabelle1.E9" chart:label-cell-address="Tabelle1.E1:Tabelle1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DC</text:p>
                <draw:g>
                  <svg:desc>Tabelle1.C1:Tabelle1.C1</svg:desc>
                </draw:g>
              </table:table-cell>
              <table:table-cell office:value-type="string">
                <text:p>R2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Tabelle1.A2:Tabelle1.A9</svg:desc>
                </draw:g>
              </table:table-cell>
              <table:table-cell office:value-type="float" office:value="4095">
                <text:p>4095</text:p>
                <draw:g>
                  <svg:desc>Tabelle1.C2:Tabelle1.C9</svg:desc>
                </draw:g>
              </table:table-cell>
              <table:table-cell office:value-type="float" office:value="1994.80519480519">
                <text:p>1994.80519480519</text:p>
                <draw:g>
                  <svg:desc>Tabelle1.E2:Tabe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3382">
                <text:p>3382</text:p>
              </table:table-cell>
              <table:table-cell office:value-type="float" office:value="1451.16279069767">
                <text:p>1451.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2480">
                <text:p>2480</text:p>
              </table:table-cell>
              <table:table-cell office:value-type="float" office:value="923.711340206186">
                <text:p>923.711340206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2">
                <text:p>682</text:p>
              </table:table-cell>
              <table:table-cell office:value-type="float" office:value="1373">
                <text:p>1373</text:p>
              </table:table-cell>
              <table:table-cell office:value-type="float" office:value="419.909502262443">
                <text:p>419.90950226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52">
                <text:p>1152</text:p>
              </table:table-cell>
              <table:table-cell office:value-type="float" office:value="324.229074889868">
                <text:p>324.229074889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">
                <text:p>1172</text:p>
              </table:table-cell>
              <table:table-cell office:value-type="float" office:value="1031">
                <text:p>1031</text:p>
              </table:table-cell>
              <table:table-cell office:value-type="float" office:value="293.449781659389">
                <text:p>293.449781659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961">
                <text:p>961</text:p>
              </table:table-cell>
              <table:table-cell office:value-type="float" office:value="263.203463203463">
                <text:p>263.20346320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931">
                <text:p>931</text:p>
              </table:table-cell>
              <table:table-cell office:value-type="float" office:value="248.275862068966">
                <text:p>248.275862068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Tabelle2.D2:Tabelle2.F20 Tabelle2.E1:Tabelle2.F1" chart:data-source-has-labels="row" svg:x="0.319cm" svg:y="0.18cm" svg:width="13.46cm" svg:height="8.645cm">
          <chartooo:coordinate-region svg:x="1.311cm" svg:y="0.379cm" svg:width="12.1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E2:Tabelle2.E20" chart:label-cell-address="Tabelle2.E1:Tabelle2.E1" chart:class="chart:scatter">
            <chart:domain table:cell-range-address="Tabelle2.D2:Tabelle2.D20"/>
            <chart:data-point chart:repeated="19"/>
          </chart:series>
          <chart:series chart:style-name="ch8" chart:values-cell-range-address="Tabelle2.F2:Tabelle2.F20" chart:label-cell-address="Tabelle2.F1:Tabelle2.F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l(f)</text:p>
                <draw:g>
                  <svg:desc>Tabelle2.E1:Tabelle2.E1</svg:desc>
                </draw:g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.000803913105">
                <text:p>166.000803913105</text:p>
                <draw:g>
                  <svg:desc>Tabelle2.E2:Tabelle2.E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70.786311792414">
                <text:p>270.78631179241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97.848825014848">
                <text:p>397.84882501484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28.434613381949">
                <text:p>528.43461338194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27.424487831589">
                <text:p>627.42448783158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64.99000253054">
                <text:p>764.9900025305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61.332802429949">
                <text:p>861.33280242994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33.141372418904">
                <text:p>933.14137241890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60.25442839807">
                <text:p>1060.2544283980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6.00446292838">
                <text:p>1126.0044629283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53.61715112992">
                <text:p>1253.6171511299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69.7868528728">
                <text:p>1369.7868528728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95.68834033108">
                <text:p>1495.6883403310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613.30330892351">
                <text:p>1613.3033089235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709.52414418373">
                <text:p>1709.5241441837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69.78296865195">
                <text:p>1769.7829686519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63.88615507426">
                <text:p>1863.88615507426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1996.63551817921">
                <text:p>1996.63551817921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0.00211745057">
                <text:p>2090.00211745057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4.203cm" style:legend-expansion="high" chart:style-name="ch2"/>
        <chart:plot-area chart:style-name="ch3" table:cell-range-address="Tabelle2.C2:Tabelle2.C20 Tabelle2.F1:Tabelle2.F20" chart:data-source-has-labels="row" svg:x="0.319cm" svg:y="0.18cm" svg:width="13.46cm" svg:height="8.645cm">
          <chartooo:coordinate-region svg:x="1.311cm" svg:y="0.379cm" svg:width="12.09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F2:Tabelle2.F20" chart:label-cell-address="Tabelle2.F1:Tabelle2.F1" chart:class="chart:scatter">
            <chart:domain table:cell-range-address="Tabelle2.C2:Tabelle2.C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">
                <text:p>511</text:p>
                <draw:g>
                  <svg:desc>Tabelle2.C2:Tabelle2.C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2">
                <text:p>127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4">
                <text:p>20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">
                <text:p>270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6">
                <text:p>291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6">
                <text:p>301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3">
                <text:p>305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8">
                <text:p>307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2">
                <text:p>310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7">
                <text:p>311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5">
                <text:p>313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7">
                <text:p>314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9">
                <text:p>315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0">
                <text:p>317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6">
                <text:p>3176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1">
                <text:p>318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7">
                <text:p>3187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96">
                <text:p>319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06cm" svg:y="3.952cm" style:legend-expansion="high" chart:style-name="ch2"/>
        <chart:plot-area chart:style-name="ch3" table:cell-range-address="Sheet3.A2:Sheet3.C16 Sheet3.B1:Sheet3.C1" chart:data-source-has-labels="row" svg:x="0.32cm" svg:y="0.18cm" svg:width="13.566cm" svg:height="8.64cm">
          <chartooo:coordinate-region svg:x="1.232cm" svg:y="0.379cm" svg:width="12.48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B16" chart:label-cell-address="Sheet3.B1:Sheet3.B1" chart:class="chart:scatter">
            <chart:domain table:cell-range-address="Sheet3.A2:Sheet3.A16"/>
            <chart:data-point chart:repeated="15"/>
          </chart:series>
          <chart:series chart:style-name="ch7" chart:values-cell-range-address="Sheet3.C2:Sheet3.C16" chart:label-cell-address="Sheet3.C1:Sheet3.C1" chart:class="chart:scatte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ux</text:p>
                <draw:g>
                  <svg:desc>Sheet3.B1:Sheet3.B1</svg:desc>
                </draw:g>
              </table:table-cell>
              <table:table-cell office:value-type="string">
                <text:p>l(f)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">
                <text:p>1.27</text:p>
                <draw:g>
                  <svg:desc>Sheet3.A2:Sheet3.A16</svg:desc>
                </draw:g>
              </table:table-cell>
              <table:table-cell office:value-type="float" office:value="0">
                <text:p>0</text:p>
                <draw:g>
                  <svg:desc>Sheet3.B2:Sheet3.B16</svg:desc>
                </draw:g>
              </table:table-cell>
              <table:table-cell office:value-type="float" office:value="-0.205807176926271">
                <text:p>-0.205807176926271</text:p>
                <draw:g>
                  <svg:desc>Sheet3.C2:Sheet3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">
                <text:p>2.03</text:p>
              </table:table-cell>
              <table:table-cell office:value-type="float" office:value="63">
                <text:p>63</text:p>
              </table:table-cell>
              <table:table-cell office:value-type="float" office:value="56.2188261409767">
                <text:p>56.218826140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">
                <text:p>2.26</text:p>
              </table:table-cell>
              <table:table-cell office:value-type="float" office:value="90">
                <text:p>90</text:p>
              </table:table-cell>
              <table:table-cell office:value-type="float" office:value="79.0661555415918">
                <text:p>79.066155541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154">
                <text:p>154</text:p>
              </table:table-cell>
              <table:table-cell office:value-type="float" office:value="131.312584329983">
                <text:p>131.312584329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2">
                <text:p>3.12</text:p>
              </table:table-cell>
              <table:table-cell office:value-type="float" office:value="235">
                <text:p>235</text:p>
              </table:table-cell>
              <table:table-cell office:value-type="float" office:value="199.062783918296">
                <text:p>199.062783918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2">
                <text:p>3.52</text:p>
              </table:table-cell>
              <table:table-cell office:value-type="float" office:value="330">
                <text:p>330</text:p>
              </table:table-cell>
              <table:table-cell office:value-type="float" office:value="280.019883111385">
                <text:p>280.019883111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3">
                <text:p>3.93</text:p>
              </table:table-cell>
              <table:table-cell office:value-type="float" office:value="442">
                <text:p>442</text:p>
              </table:table-cell>
              <table:table-cell office:value-type="float" office:value="386.024546279474">
                <text:p>386.024546279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5">
                <text:p>4.35</text:p>
              </table:table-cell>
              <table:table-cell office:value-type="float" office:value="565">
                <text:p>565</text:p>
              </table:table-cell>
              <table:table-cell office:value-type="float" office:value="525.585008524454">
                <text:p>525.5850085244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">
                <text:p>4.8</text:p>
              </table:table-cell>
              <table:table-cell office:value-type="float" office:value="740">
                <text:p>740</text:p>
              </table:table-cell>
              <table:table-cell office:value-type="float" office:value="720.149744590805">
                <text:p>720.149744590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8">
                <text:p>5.08</text:p>
              </table:table-cell>
              <table:table-cell office:value-type="float" office:value="880">
                <text:p>880</text:p>
              </table:table-cell>
              <table:table-cell office:value-type="float" office:value="870.805207104897">
                <text:p>870.805207104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5">
                <text:p>5.35</text:p>
              </table:table-cell>
              <table:table-cell office:value-type="float" office:value="1026">
                <text:p>1026</text:p>
              </table:table-cell>
              <table:table-cell office:value-type="float" office:value="1042.33056559975">
                <text:p>1042.33056559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">
                <text:p>5.7</text:p>
              </table:table-cell>
              <table:table-cell office:value-type="float" office:value="1250">
                <text:p>1250</text:p>
              </table:table-cell>
              <table:table-cell office:value-type="float" office:value="1310.69195967994">
                <text:p>1310.69195967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2">
                <text:p>5.92</text:p>
              </table:table-cell>
              <table:table-cell office:value-type="float" office:value="1488">
                <text:p>1488</text:p>
              </table:table-cell>
              <table:table-cell office:value-type="float" office:value="1510.85496030231">
                <text:p>1510.85496030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2">
                <text:p>6.12</text:p>
              </table:table-cell>
              <table:table-cell office:value-type="float" office:value="1708">
                <text:p>1708</text:p>
              </table:table-cell>
              <table:table-cell office:value-type="float" office:value="1717.41692242709">
                <text:p>1717.41692242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1">
                <text:p>6.21</text:p>
              </table:table-cell>
              <table:table-cell office:value-type="float" office:value="1880">
                <text:p>1880</text:p>
              </table:table-cell>
              <table:table-cell office:value-type="float" office:value="1818.83315951365">
                <text:p>1818.833159513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